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6f9d4" draw:textarea-horizontal-align="justify" draw:textarea-vertical-align="middle" draw:auto-grow-height="false" fo:min-height="28.95cm" fo:min-width="20.2cm" loext:decorative="false"/>
    </style:style>
    <style:style style:name="gr2" style:family="graphic" style:parent-style-name="standard">
      <style:graphic-properties draw:stroke="solid" draw:stroke-dash="Dot" svg:stroke-width="0.25cm" svg:stroke-color="#cccccc" draw:marker-start-width="0.575cm" draw:marker-end-width="0.575cm" svg:stroke-linecap="butt" draw:textarea-horizontal-align="center" draw:textarea-vertical-align="middle" fo:padding-top="0.25cm" fo:padding-bottom="0.25cm" fo:padding-left="0.375cm" fo:padding-right="0.375cm" loext:decorative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3cm" fo:min-width="2.638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solid" draw:fill-color="#eeeeee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fill-color="#eeeee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2" draw:marker-end-width="0.3cm" draw:fill="none" draw:fill-color="#eeeee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4" draw:marker-end-width="0.3cm" draw:fill="none" draw:fill-color="#eeeee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6" draw:marker-end-width="0.3cm" draw:fill="none" draw:fill-color="#eeeee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7" draw:marker-end-width="0.3cm" draw:fill="none" draw:fill-color="#eeeeee" draw:textarea-vertical-align="middle" loext:decorative="false"/>
    </style:style>
    <style:style style:name="gr14" style:family="graphic" style:parent-style-name="standard">
      <style:graphic-properties draw:stroke="solid" draw:stroke-dash="Dot" svg:stroke-width="0.25cm" svg:stroke-color="#cccccc" draw:marker-start-width="0.575cm" draw:marker-end-width="0.575cm" svg:stroke-linecap="butt" draw:fill="solid" draw:fill-color="#ffffff" draw:textarea-horizontal-align="center" draw:textarea-vertical-align="middle" fo:padding-top="0.25cm" fo:padding-bottom="0.25cm" fo:padding-left="0.375cm" fo:padding-right="0.375cm" loext:decorative="false"/>
    </style:style>
    <style:style style:name="gr15" style:family="graphic" style:parent-style-name="objectwithoutfill">
      <style:graphic-properties svg:stroke-color="#000000" draw:marker-end="Arrowheads_20_5" draw:marker-end-width="0.3cm" draw:fill="none" draw:fill-color="#eeeeee" draw:textarea-vertical-align="middle" loext:decorative="false"/>
    </style:style>
    <style:style style:name="gr16" style:family="graphic" style:parent-style-name="objectwithoutfill">
      <style:graphic-properties svg:stroke-color="#000000" draw:marker-end="Arrowheads_20_8" draw:marker-end-width="0.3cm" draw:fill="none" draw:fill-color="#eeeeee" draw:textarea-vertical-align="middle" loext:decorative="false"/>
    </style:style>
    <style:style style:name="P1" style:family="paragraph">
      <loext:graphic-properties draw:fill="solid" draw:fill-color="#f6f9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Source Sans Pro" fo:font-size="8pt" style:font-size-asian="8pt" style:font-size-complex="8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Source Sans Pro" fo:font-size="8pt" style:font-size-asian="8pt" style:font-size-complex="8pt"/>
    </style:style>
    <style:style style:name="P5" style:family="paragraph">
      <style:paragraph-properties fo:text-align="center"/>
      <style:text-properties style:font-name="Source Sans Pro" fo:font-size="12pt" style:font-size-asian="12pt" style:font-size-complex="12pt"/>
    </style:style>
    <style:style style:name="P6" style:family="paragraph">
      <loext:graphic-properties draw:fill-color="#eeeeee"/>
      <style:paragraph-properties fo:text-align="center" style:writing-mode="lr-tb"/>
      <style:text-properties style:font-name="Source Sans Pro"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Source Sans Pro" fo:font-size="12pt" style:font-size-asian="12pt" style:font-size-complex="12pt"/>
    </style:style>
    <style:style style:name="P8" style:family="paragraph">
      <loext:graphic-properties draw:fill="solid" draw:fill-color="#eeeeee"/>
      <style:paragraph-properties fo:text-align="center" style:writing-mode="lr-tb"/>
      <style:text-properties style:font-name="Source Sans Pro" fo:font-size="12pt" style:font-size-asian="12pt" style:font-size-complex="12pt"/>
    </style:style>
    <style:style style:name="P9" style:family="paragraph">
      <loext:graphic-properties draw:fill="none" draw:fill-color="#eeeee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Source Sans Pro" fo:font-size="8pt" style:font-size-asian="8pt" style:font-size-complex="8pt"/>
    </style:style>
    <style:style style:name="T2" style:family="text">
      <style:text-properties style:font-name="Source Sans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cm" svg:height="29.2cm" svg:x="0.2cm" svg:y="0.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683cm" svg:y1="10.531cm" svg:x2="11.2cm" svg:y2="4.9cm" draw:start-shape="id1" draw:start-glue-point="3" draw:end-shape="id2" draw:end-glue-point="2" svg:d="M11683 10531h-502v-2984h19v-2647" svg:viewBox="0 0 503 5632">
          <text:p/>
        </draw:connector>
        <draw:connector draw:style-name="gr2" draw:text-style-name="P2" draw:layer="layout" svg:x1="11.683cm" svg:y1="27.867cm" svg:x2="11.2cm" svg:y2="4.9cm" draw:start-shape="id3" draw:start-glue-point="3" draw:end-shape="id2" draw:end-glue-point="2" svg:d="M11683 27867h-501v-11652h18v-11315" svg:viewBox="0 0 502 22968">
          <text:p/>
        </draw:connector>
        <draw:connector draw:style-name="gr2" draw:text-style-name="P2" draw:layer="layout" svg:x1="11.681cm" svg:y1="7.831cm" svg:x2="11.2cm" svg:y2="4.9cm" draw:start-shape="id4" draw:start-glue-point="3" draw:end-shape="id2" draw:end-glue-point="2" svg:d="M11681 7831h-501v-1634h20v-1297" svg:viewBox="0 0 502 2932">
          <text:p/>
        </draw:connector>
        <draw:connector draw:style-name="gr2" draw:text-style-name="P2" draw:layer="layout" svg:x1="11.683cm" svg:y1="9.632cm" svg:x2="11.2cm" svg:y2="4.9cm" draw:start-shape="id5" draw:start-glue-point="3" draw:end-shape="id2" draw:end-glue-point="2" svg:d="M11683 9632h-501v-2534h18v-2198" svg:viewBox="0 0 502 4733">
          <text:p/>
        </draw:connector>
        <draw:custom-shape draw:style-name="gr3" draw:text-style-name="P4" xml:id="id4" draw:id="id4" draw:layer="layout" svg:width="2.738cm" svg:height="0.671cm" svg:x="11.681cm" svg:y="7.496cm">
          <text:p text:style-name="P3"><text:span text:style-name="T1">idl-</text:span><text:span text:style-name="T1">par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0" draw:id="id10" draw:layer="layout" svg:width="2.2cm" svg:height="0.78cm" svg:x="10.1cm" svg:y="3.426cm">
          <text:p text:style-name="P5"><text:span text:style-name="T2">idl.a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.2cm" svg:height="0.607cm" svg:x="10.1cm" svg:y="4.293cm">
          <text:p text:style-name="P3"><text:span text:style-name="T1">idl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8" draw:id="id8" draw:layer="layout" svg:width="2.098cm" svg:height="0.78cm" svg:x="6.7cm" svg:y="7.442cm">
          <text:p text:style-name="P5"><text:span text:style-name="T2">lex.a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4" draw:id="id14" draw:layer="layout" svg:width="2.098cm" svg:height="0.607cm" svg:x="6.7cm" svg:y="8.309cm">
          <text:p text:style-name="P3"><text:span text:style-name="T1">lex.adb</text:span></text:p>
          <draw:enhanced-geometry svg:viewBox="0 0 21600 21600" draw:type="rectangle" draw:enhanced-path="M 0 0 L 21600 0 21600 21600 0 21600 0 0 Z N"/>
        </draw:custom-shape>
        <draw:g draw:style-name="gr6" xml:id="id9" draw:id="id9">
          <draw:custom-shape draw:style-name="gr4" draw:text-style-name="P6" draw:layer="layout" svg:width="3.402cm" svg:height="0.78cm" svg:x="3.698cm" svg:y="12.864cm">
            <text:p text:style-name="P5"><text:span text:style-name="T2">grmr_ops.ad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402cm" svg:height="0.607cm" svg:x="3.698cm" svg:y="13.731cm">
            <text:p text:style-name="P3"><text:span text:style-name="T1">grmr_ops.adb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12" draw:id="id12" draw:layer="layout" svg:width="3.733cm" svg:height="0.671cm" svg:x="13.481cm" svg:y="8.396cm">
          <text:p text:style-name="P3"><text:span text:style-name="T1">idl-par_phase-set_dflt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6" draw:id="id16" draw:layer="layout" svg:width="3.702cm" svg:height="0.78cm" svg:x="3.398cm" svg:y="14.69cm">
          <text:p text:style-name="P5"><text:span text:style-name="T2">grmr_tbl.ads</text:span></text:p>
          <draw:enhanced-geometry svg:viewBox="0 0 21600 21600" draw:type="rectangle" draw:enhanced-path="M 0 0 L 21600 0 21600 21600 0 21600 0 0 Z N"/>
        </draw:custom-shape>
        <draw:g draw:style-name="gr6" xml:id="id6" draw:id="id6">
          <draw:custom-shape draw:style-name="gr4" draw:text-style-name="P6" draw:layer="layout" svg:width="2.6cm" svg:height="0.78cm" svg:x="3.5cm" svg:y="8.826cm">
            <text:p text:style-name="P5"><text:span text:style-name="T2">text_io.ad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6cm" svg:height="0.607cm" svg:x="3.5cm" svg:y="9.693cm">
            <text:p text:style-name="P3"><text:span text:style-name="T1">text_io.adb</text:span></text:p>
            <draw:enhanced-geometry svg:viewBox="0 0 21600 21600" draw:type="rectangle" draw:enhanced-path="M 0 0 L 21600 0 21600 21600 0 21600 0 0 Z N"/>
          </draw:custom-shape>
        </draw:g>
        <draw:g draw:style-name="gr6" xml:id="id17" draw:id="id17">
          <draw:custom-shape draw:style-name="gr4" draw:text-style-name="P6" draw:layer="layout" svg:width="3cm" svg:height="0.78cm" svg:x="3.5cm" svg:y="10.5cm">
            <text:p text:style-name="P5"><text:span text:style-name="T2">calendar.ad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cm" svg:height="0.607cm" svg:x="3.5cm" svg:y="11.367cm">
            <text:p text:style-name="P3"><text:span text:style-name="T1">calendar.adb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25" draw:id="id25" draw:layer="layout" svg:width="2.247cm" svg:height="0.671cm" svg:x="14.056cm" svg:y="2.629cm">
          <text:p text:style-name="P3"><text:span text:style-name="T1">code_gen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.222cm" svg:height="0.864cm" svg:x="8cm" svg:y="0.736cm">
          <text:p text:style-name="P5"><text:span text:style-name="T2">ada_comp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3.037cm" svg:height="0.864cm" svg:x="13.265cm" svg:y="1.736cm">
          <text:p text:style-name="P5"><text:span text:style-name="T2">code_gen.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2.64cm" svg:height="0.671cm" svg:x="11.683cm" svg:y="9.297cm">
          <text:p text:style-name="P3"><text:span text:style-name="T1">idl-lib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835cm" svg:height="0.671cm" svg:x="11.683cm" svg:y="10.196cm">
          <text:p text:style-name="P3"><text:span text:style-name="T1">idl-sem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678cm" svg:height="0.671cm" svg:x="11.683cm" svg:y="27.532cm">
          <text:p text:style-name="P3"><text:span text:style-name="T1">idl-err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2.526cm" svg:height="0.671cm" svg:x="11.683cm" svg:y="28.332cm">
          <text:p text:style-name="P3"><text:span text:style-name="T1">idl-write_lib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4.8cm" svg:y1="8.826cm" svg:x2="8cm" svg:y2="1.168cm" draw:start-shape="id6" draw:start-glue-point="0" draw:end-shape="id7" draw:end-glue-point="3" svg:d="M4800 8826v-7658h3200" svg:viewBox="0 0 3201 7659">
          <text:p/>
        </draw:connector>
        <draw:connector draw:style-name="gr10" draw:text-style-name="P9" draw:layer="layout" svg:x1="8.798cm" svg:y1="7.832cm" svg:x2="11.681cm" svg:y2="7.831cm" draw:start-shape="id8" draw:start-glue-point="1" draw:end-shape="id4" draw:end-glue-point="3" svg:d="M8798 7832h1442v-1h1441" svg:viewBox="0 0 2884 2">
          <text:p/>
        </draw:connector>
        <draw:connector draw:style-name="gr11" draw:text-style-name="P9" draw:layer="layout" svg:x1="7.1cm" svg:y1="13.601cm" svg:x2="11.681cm" svg:y2="7.831cm" draw:start-shape="id9" draw:start-glue-point="1" draw:end-shape="id4" draw:end-glue-point="3" svg:d="M7100 13601h2291v-5770h2290" svg:viewBox="0 0 4582 5771">
          <text:p/>
        </draw:connector>
        <draw:connector draw:style-name="gr12" draw:text-style-name="P9" draw:layer="layout" svg:x1="10.1cm" svg:y1="3.816cm" svg:x2="9.611cm" svg:y2="1.6cm" draw:start-shape="id10" draw:start-glue-point="3" draw:end-shape="id7" draw:end-glue-point="2" svg:d="M10100 3816h-501v-1302h12v-914" svg:viewBox="0 0 502 2217">
          <text:p/>
        </draw:connector>
        <draw:connector draw:style-name="gr13" draw:text-style-name="P9" draw:layer="layout" svg:x1="13.265cm" svg:y1="2.168cm" svg:x2="9.611cm" svg:y2="1.6cm" draw:start-shape="id11" draw:start-glue-point="3" draw:end-shape="id7" draw:end-glue-point="2" svg:d="M13265 2168h-3654v-568" svg:viewBox="0 0 3655 569">
          <text:p/>
        </draw:connector>
        <draw:connector draw:style-name="gr14" draw:text-style-name="P10" draw:layer="layout" svg:x1="13.481cm" svg:y1="8.731cm" svg:x2="13.05cm" svg:y2="8.167cm" draw:start-shape="id12" draw:start-glue-point="3" draw:end-shape="id4" draw:end-glue-point="2" svg:d="M13481 8731h-431v-564" svg:viewBox="0 0 432 565">
          <text:p/>
        </draw:connector>
        <draw:connector draw:style-name="gr2" draw:text-style-name="P2" draw:layer="layout" svg:x1="11.683cm" svg:y1="28.667cm" svg:x2="11.2cm" svg:y2="4.9cm" draw:start-shape="id13" draw:start-glue-point="3" draw:end-shape="id2" draw:end-glue-point="2" svg:d="M11683 28667h-501v-12052h18v-11715" svg:viewBox="0 0 502 23768">
          <text:p/>
        </draw:connector>
        <draw:connector draw:style-name="gr9" draw:text-style-name="P9" draw:layer="layout" svg:x1="4.8cm" svg:y1="8.826cm" svg:x2="6.7cm" svg:y2="8.612cm" draw:start-shape="id6" draw:start-glue-point="0" draw:end-shape="id14" draw:end-glue-point="3" svg:d="M4800 8826v-214h1900" svg:viewBox="0 0 1901 215">
          <text:p/>
        </draw:connector>
        <draw:g draw:style-name="gr6" xml:id="id15" draw:id="id15">
          <draw:custom-shape draw:style-name="gr4" draw:text-style-name="P6" draw:layer="layout" svg:width="3.7cm" svg:height="0.78cm" svg:x="0.5cm" svg:y="16.7cm">
            <text:p text:style-name="P5"><text:span text:style-name="T2">sequential_io.ad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7cm" svg:height="0.607cm" svg:x="0.5cm" svg:y="17.567cm">
            <text:p text:style-name="P3"><text:span text:style-name="T1">sequential_io.adb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9" draw:layer="layout" svg:x1="2.35cm" svg:y1="16.7cm" svg:x2="3.398cm" svg:y2="15.08cm" draw:start-shape="id15" draw:start-glue-point="0" draw:end-shape="id16" draw:end-glue-point="3" svg:d="M2350 16700v-1620h1048" svg:viewBox="0 0 1049 1621">
          <text:p/>
        </draw:connector>
        <draw:connector draw:style-name="gr9" draw:text-style-name="P9" draw:layer="layout" svg:x1="3.5cm" svg:y1="11.237cm" svg:x2="8cm" svg:y2="1.168cm" draw:start-shape="id17" draw:start-glue-point="3" draw:end-shape="id7" draw:end-glue-point="3" svg:d="M3500 11237h-501v-10069h5001" svg:viewBox="0 0 5002 10070">
          <text:p/>
        </draw:connector>
        <draw:custom-shape draw:style-name="gr5" draw:text-style-name="P4" xml:id="id19" draw:id="id19" draw:layer="layout" svg:width="2.615cm" svg:height="0.607cm" svg:x="11.685cm" svg:y="5.9cm">
          <text:p text:style-name="P3"><text:span text:style-name="T1">idl-idl_man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2.915cm" svg:height="0.607cm" svg:x="11.685cm" svg:y="6.7cm">
          <text:p text:style-name="P3"><text:span text:style-name="T1">idl-page_man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2.415cm" svg:height="0.607cm" svg:x="11.685cm" svg:y="5.1cm">
          <text:p text:style-name="P3"><text:span text:style-name="T1">idl-idl_tbl.adb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685cm" svg:y1="5.403cm" svg:x2="11.2cm" svg:y2="4.9cm" draw:start-shape="id18" draw:start-glue-point="3" draw:end-shape="id2" draw:end-glue-point="2" svg:d="M11685 5403h-485v-503" svg:viewBox="0 0 486 504">
          <text:p/>
        </draw:connector>
        <draw:connector draw:style-name="gr2" draw:text-style-name="P2" draw:layer="layout" svg:x1="11.685cm" svg:y1="6.203cm" svg:x2="11.2cm" svg:y2="4.9cm" draw:start-shape="id19" draw:start-glue-point="3" draw:end-shape="id2" draw:end-glue-point="2" svg:d="M11685 6203h-485v-1303" svg:viewBox="0 0 486 1304">
          <text:p/>
        </draw:connector>
        <draw:connector draw:style-name="gr2" draw:text-style-name="P2" draw:layer="layout" svg:x1="11.685cm" svg:y1="7.003cm" svg:x2="11.2cm" svg:y2="4.9cm" draw:start-shape="id20" draw:start-glue-point="3" draw:end-shape="id2" draw:end-glue-point="2" svg:d="M11685 7003h-502v-1204h17v-899" svg:viewBox="0 0 503 2104">
          <text:p/>
        </draw:connector>
        <draw:custom-shape draw:style-name="gr8" draw:text-style-name="P8" xml:id="id22" draw:id="id22" draw:layer="layout" svg:width="5.404cm" svg:height="0.864cm" svg:x="3.693cm" svg:y="18.601cm">
          <text:p text:style-name="P5"><text:span text:style-name="T2">unchecked_conversion.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 xml:id="id21" draw:id="id21">
          <draw:custom-shape draw:style-name="gr4" draw:text-style-name="P6" draw:layer="layout" svg:width="2.6cm" svg:height="0.78cm" svg:x="6.5cm" svg:y="16.7cm">
            <text:p text:style-name="P5"><text:span text:style-name="T2">system.ad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6cm" svg:height="0.607cm" svg:x="6.5cm" svg:y="17.567cm">
            <text:p text:style-name="P3"><text:span text:style-name="T1">system.adb</text:span>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9" draw:layer="layout" svg:x1="9.1cm" svg:y1="17.437cm" svg:x2="10.1cm" svg:y2="4.596cm" draw:start-shape="id21" draw:start-glue-point="1" draw:end-shape="id2" draw:end-glue-point="3" svg:d="M9100 17437h501v-6637h-2v-6204h501" svg:viewBox="0 0 1001 12842">
          <text:p/>
        </draw:connector>
        <draw:connector draw:style-name="gr15" draw:text-style-name="P9" draw:layer="layout" svg:x1="9.097cm" svg:y1="19.033cm" svg:x2="10.1cm" svg:y2="4.596cm" draw:start-shape="id22" draw:start-glue-point="1" draw:end-shape="id2" draw:end-glue-point="3" svg:d="M9097 19033h502v-14437h501" svg:viewBox="0 0 1004 14438">
          <text:p/>
        </draw:connector>
        <draw:connector draw:style-name="gr15" draw:text-style-name="P9" draw:layer="layout" svg:x1="7.1cm" svg:y1="15.08cm" svg:x2="11.681cm" svg:y2="7.831cm" draw:start-shape="id16" draw:start-glue-point="1" draw:end-shape="id4" draw:end-glue-point="3" svg:d="M7100 15080h2291v-7249h2290" svg:viewBox="0 0 4582 7250">
          <text:p/>
        </draw:connector>
        <draw:g draw:style-name="gr6" xml:id="id23" draw:id="id23">
          <draw:custom-shape draw:style-name="gr4" draw:text-style-name="P6" draw:layer="layout" svg:width="2.8cm" svg:height="1.309cm" svg:x="17.8cm" svg:y="7.261cm">
            <text:p text:style-name="P5"><text:span text:style-name="T2">direct_io.ad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8cm" svg:height="0.607cm" svg:x="17.8cm" svg:y="8.393cm">
            <text:p text:style-name="P3"><text:span text:style-name="T1">direct_io.adb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9" draw:layer="layout" svg:x1="19.2cm" svg:y1="7.261cm" svg:x2="14.6cm" svg:y2="7.003cm" draw:start-shape="id23" draw:start-glue-point="0" draw:end-shape="id20" draw:end-glue-point="1" svg:d="M19200 7261v-502h-3000v244h-1600" svg:viewBox="0 0 4601 503">
          <text:p/>
        </draw:connector>
        <draw:custom-shape draw:style-name="gr5" draw:text-style-name="P4" xml:id="id28" draw:id="id28" draw:layer="layout" svg:width="3.515cm" svg:height="0.607cm" svg:x="15.685cm" svg:y="6cm">
          <text:p text:style-name="P3"><text:span text:style-name="T1">code_gen-structures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6" draw:id="id26" draw:layer="layout" svg:width="3.915cm" svg:height="0.607cm" svg:x="15.685cm" svg:y="4.4cm">
          <text:p text:style-name="P3"><text:span text:style-name="T1">code_gen-declarations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4" draw:id="id24" draw:layer="layout" svg:width="3.715cm" svg:height="0.607cm" svg:x="15.685cm" svg:y="3.6cm">
          <text:p text:style-name="P3"><text:span text:style-name="T1">code_gen-expressions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7" draw:id="id27" draw:layer="layout" svg:width="3.715cm" svg:height="0.607cm" svg:x="15.685cm" svg:y="5.193cm">
          <text:p text:style-name="P3"><text:span text:style-name="T1">code_gen-instructions.adb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685cm" svg:y1="3.903cm" svg:x2="15.179cm" svg:y2="3.3cm" draw:start-shape="id24" draw:start-glue-point="3" draw:end-shape="id25" draw:end-glue-point="2" svg:d="M15685 3903h-506v-603" svg:viewBox="0 0 507 604">
          <text:p/>
        </draw:connector>
        <draw:connector draw:style-name="gr2" draw:text-style-name="P2" draw:layer="layout" svg:x1="15.685cm" svg:y1="4.703cm" svg:x2="15.179cm" svg:y2="3.301cm" draw:start-shape="id26" draw:start-glue-point="3" svg:d="M15685 4703h-504v-1402h-2" svg:viewBox="0 0 507 1403">
          <text:p/>
        </draw:connector>
        <draw:connector draw:style-name="gr2" draw:text-style-name="P2" draw:layer="layout" svg:x1="15.685cm" svg:y1="5.496cm" svg:x2="15.179cm" svg:y2="3.301cm" draw:start-shape="id27" draw:start-glue-point="3" svg:d="M15685 5496h-504v-2195h-2" svg:viewBox="0 0 507 2196">
          <text:p/>
        </draw:connector>
        <draw:connector draw:style-name="gr2" draw:text-style-name="P2" xml:id="id29" draw:id="id29" draw:layer="layout" svg:x1="15.685cm" svg:y1="6.303cm" svg:x2="15.179cm" svg:y2="3.301cm" draw:start-shape="id28" draw:start-glue-point="3" svg:d="M15685 6303h-504v-3002h-2" svg:viewBox="0 0 507 3003">
          <text:p/>
        </draw:connector>
        <draw:connector draw:style-name="gr16" draw:text-style-name="P9" draw:layer="layout" draw:line-skew="1.422cm" svg:x1="12.3cm" svg:y1="3.816cm" svg:x2="15.179cm" svg:y2="3.301cm" draw:start-shape="id10" draw:start-glue-point="1" draw:end-shape="id29" draw:end-glue-point="3" svg:d="M12300 3816h2800v-515h79" svg:viewBox="0 0 2880 516">
          <text:p/>
        </draw:connector>
        <draw:custom-shape draw:style-name="gr5" draw:text-style-name="P4" xml:id="id56" draw:id="id56" draw:layer="layout" svg:width="4.415cm" svg:height="0.607cm" svg:x="13.885cm" svg:y="11cm">
          <text:p text:style-name="P3"><text:span text:style-name="T1">idl-sem_phase-sem_glob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1" draw:id="id51" draw:layer="layout" svg:width="4.415cm" svg:height="0.607cm" svg:x="13.885cm" svg:y="11.6cm">
          <text:p text:style-name="P3"><text:span text:style-name="T1">idl-sem_phase-univ_ops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0" draw:id="id30" draw:layer="layout" svg:width="4.415cm" svg:height="0.607cm" svg:x="13.885cm" svg:y="12.2cm">
          <text:p text:style-name="P3"><text:span text:style-name="T1">idl-sem_phase-uarith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1" draw:id="id31" draw:layer="layout" svg:width="4.415cm" svg:height="0.607cm" svg:x="13.885cm" svg:y="12.8cm">
          <text:p text:style-name="P3"><text:span text:style-name="T1">idl-sem_phase-fix_with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2" draw:id="id32" draw:layer="layout" svg:width="4.415cm" svg:height="0.607cm" svg:x="13.885cm" svg:y="13.4cm">
          <text:p text:style-name="P3"><text:span text:style-name="T1">idl-sem_phase-def_util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3" draw:id="id33" draw:layer="layout" svg:width="4.415cm" svg:height="0.607cm" svg:x="13.885cm" svg:y="14cm">
          <text:p text:style-name="P3"><text:span text:style-name="T1">idl-sem_phase-set_util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4" draw:id="id34" draw:layer="layout" svg:width="4.415cm" svg:height="0.607cm" svg:x="13.885cm" svg:y="14.6cm">
          <text:p text:style-name="P3"><text:span text:style-name="T1">idl-sem_phase-req_util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5" draw:id="id35" draw:layer="layout" svg:width="4.415cm" svg:height="0.607cm" svg:x="13.885cm" svg:y="15.2cm">
          <text:p text:style-name="P3"><text:span text:style-name="T1">idl-sem_phase-aggreso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6" draw:id="id36" draw:layer="layout" svg:width="4.415cm" svg:height="0.607cm" svg:x="13.885cm" svg:y="15.8cm">
          <text:p text:style-name="P3"><text:span text:style-name="T1">idl-sem_phase-expreso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7" draw:id="id37" draw:layer="layout" svg:width="4.415cm" svg:height="0.607cm" svg:x="13.885cm" svg:y="16.4cm">
          <text:p text:style-name="P3"><text:span text:style-name="T1">idl-sem_phase-vis_util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8" draw:id="id38" draw:layer="layout" svg:width="4.415cm" svg:height="0.607cm" svg:x="13.885cm" svg:y="17cm">
          <text:p text:style-name="P3"><text:span text:style-name="T1">idl-sem_phase-def_walf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9" draw:id="id39" draw:layer="layout" svg:width="4.415cm" svg:height="0.607cm" svg:x="13.885cm" svg:y="17.6cm">
          <text:p text:style-name="P3"><text:span text:style-name="T1">idl-sem_phase-nod_walk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0" draw:id="id40" draw:layer="layout" svg:width="4.415cm" svg:height="0.607cm" svg:x="13.885cm" svg:y="18.2cm">
          <text:p text:style-name="P3"><text:span text:style-name="T1">idl-sem_phase-att_walk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1" draw:id="id41" draw:layer="layout" svg:width="4.415cm" svg:height="0.607cm" svg:x="13.885cm" svg:y="18.8cm">
          <text:p text:style-name="P3"><text:span text:style-name="T1">idl-sem_phase-stm_walk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3" draw:id="id43" draw:layer="layout" svg:width="4.415cm" svg:height="0.607cm" svg:x="13.885cm" svg:y="20cm">
          <text:p text:style-name="P3"><text:span text:style-name="T1">idl-sem_phase-chk_stat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4" draw:id="id44" draw:layer="layout" svg:width="4.415cm" svg:height="0.607cm" svg:x="13.885cm" svg:y="20.6cm">
          <text:p text:style-name="P3"><text:span text:style-name="T1">idl-sem_phase-derived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5" draw:id="id45" draw:layer="layout" svg:width="4.415cm" svg:height="0.607cm" svg:x="13.885cm" svg:y="21.2cm">
          <text:p text:style-name="P3"><text:span text:style-name="T1">idl-sem_phase-exp_type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6" draw:id="id46" draw:layer="layout" svg:width="4.415cm" svg:height="0.607cm" svg:x="13.885cm" svg:y="21.8cm">
          <text:p text:style-name="P3"><text:span text:style-name="T1">idl-sem_phase-hom_unit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7" draw:id="id47" draw:layer="layout" svg:width="4.415cm" svg:height="0.607cm" svg:x="13.885cm" svg:y="22.4cm">
          <text:p text:style-name="P3"><text:span text:style-name="T1">idl-sem_phase-instant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8" draw:id="id48" draw:layer="layout" svg:width="4.415cm" svg:height="0.607cm" svg:x="13.885cm" svg:y="23cm">
          <text:p text:style-name="P3"><text:span text:style-name="T1">idl-sem_phase-make_nod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9" draw:id="id49" draw:layer="layout" svg:width="4.415cm" svg:height="0.607cm" svg:x="13.885cm" svg:y="23.6cm">
          <text:p text:style-name="P3"><text:span text:style-name="T1">idl-sem_phase-gen_subs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2" draw:id="id42" draw:layer="layout" svg:width="4.415cm" svg:height="0.607cm" svg:x="13.885cm" svg:y="19.4cm">
          <text:p text:style-name="P3"><text:span text:style-name="T1">idl-sem_phase-pra_walk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0" draw:id="id50" draw:layer="layout" svg:width="4.415cm" svg:height="0.607cm" svg:x="13.885cm" svg:y="24.2cm">
          <text:p text:style-name="P3"><text:span text:style-name="T1">idl-sem_phase-newsnam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2" draw:id="id52" draw:layer="layout" svg:width="4.415cm" svg:height="0.607cm" svg:x="13.885cm" svg:y="24.8cm">
          <text:p text:style-name="P3"><text:span text:style-name="T1">idl-sem_phase-pre_fcns.a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3" draw:id="id53" draw:layer="layout" svg:width="4.415cm" svg:height="0.607cm" svg:x="13.9cm" svg:y="25.393cm">
          <text:p text:style-name="P3"><text:span text:style-name="T1">idl-sem_phase-red_subp.ad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4" draw:id="id54" draw:layer="layout" svg:width="4.415cm" svg:height="0.607cm" svg:x="13.885cm" svg:y="26cm">
          <text:p text:style-name="P3"><text:span text:style-name="T1">idl-sem_phase-rep_clau.ad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" draw:id="id55" draw:layer="layout" svg:width="4.097cm" svg:height="0.671cm" svg:x="13.898cm" svg:y="26.7cm">
          <text:p text:style-name="P3"><text:span text:style-name="T1">idl-sem_phase-eval_num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13.885cm" svg:y1="12.503cm" svg:x2="13.101cm" svg:y2="10.867cm" draw:start-shape="id30" draw:start-glue-point="3" svg:d="M13885 12503h-643v-1636h-141" svg:viewBox="0 0 785 1637">
          <text:p/>
        </draw:connector>
        <draw:connector draw:style-name="gr14" draw:text-style-name="P10" draw:layer="layout" svg:x1="13.885cm" svg:y1="13.103cm" svg:x2="13.101cm" svg:y2="10.867cm" draw:start-shape="id31" draw:start-glue-point="3" svg:d="M13885 13103h-643v-2236h-141" svg:viewBox="0 0 785 2237">
          <text:p/>
        </draw:connector>
        <draw:connector draw:style-name="gr14" draw:text-style-name="P10" draw:layer="layout" svg:x1="13.885cm" svg:y1="13.703cm" svg:x2="13.101cm" svg:y2="10.867cm" draw:start-shape="id32" draw:start-glue-point="3" svg:d="M13885 13703h-643v-2836h-141" svg:viewBox="0 0 785 2837">
          <text:p/>
        </draw:connector>
        <draw:connector draw:style-name="gr14" draw:text-style-name="P10" draw:layer="layout" svg:x1="13.885cm" svg:y1="14.303cm" svg:x2="13.101cm" svg:y2="10.867cm" draw:start-shape="id33" draw:start-glue-point="3" svg:d="M13885 14303h-643v-3436h-141" svg:viewBox="0 0 785 3437">
          <text:p/>
        </draw:connector>
        <draw:connector draw:style-name="gr14" draw:text-style-name="P10" draw:layer="layout" svg:x1="13.885cm" svg:y1="14.903cm" svg:x2="13.101cm" svg:y2="10.867cm" draw:start-shape="id34" draw:start-glue-point="3" svg:d="M13885 14903h-643v-4036h-141" svg:viewBox="0 0 785 4037">
          <text:p/>
        </draw:connector>
        <draw:connector draw:style-name="gr14" draw:text-style-name="P10" draw:layer="layout" svg:x1="13.885cm" svg:y1="15.503cm" svg:x2="13.101cm" svg:y2="10.867cm" draw:start-shape="id35" draw:start-glue-point="3" svg:d="M13885 15503h-643v-4636h-141" svg:viewBox="0 0 785 4637">
          <text:p/>
        </draw:connector>
        <draw:connector draw:style-name="gr14" draw:text-style-name="P10" draw:layer="layout" svg:x1="13.885cm" svg:y1="16.103cm" svg:x2="13.101cm" svg:y2="10.867cm" draw:start-shape="id36" draw:start-glue-point="3" svg:d="M13885 16103h-643v-5236h-141" svg:viewBox="0 0 785 5237">
          <text:p/>
        </draw:connector>
        <draw:connector draw:style-name="gr14" draw:text-style-name="P10" draw:layer="layout" svg:x1="13.885cm" svg:y1="16.703cm" svg:x2="13.101cm" svg:y2="10.867cm" draw:start-shape="id37" draw:start-glue-point="3" svg:d="M13885 16703h-643v-5836h-141" svg:viewBox="0 0 785 5837">
          <text:p/>
        </draw:connector>
        <draw:connector draw:style-name="gr14" draw:text-style-name="P10" draw:layer="layout" svg:x1="13.885cm" svg:y1="17.303cm" svg:x2="13.101cm" svg:y2="10.867cm" draw:start-shape="id38" draw:start-glue-point="3" svg:d="M13885 17303h-643v-6436h-141" svg:viewBox="0 0 785 6437">
          <text:p/>
        </draw:connector>
        <draw:connector draw:style-name="gr14" draw:text-style-name="P10" draw:layer="layout" svg:x1="13.885cm" svg:y1="17.903cm" svg:x2="13.101cm" svg:y2="10.867cm" draw:start-shape="id39" draw:start-glue-point="3" svg:d="M13885 17903h-643v-7036h-141" svg:viewBox="0 0 785 7037">
          <text:p/>
        </draw:connector>
        <draw:connector draw:style-name="gr14" draw:text-style-name="P10" draw:layer="layout" svg:x1="13.885cm" svg:y1="18.503cm" svg:x2="13.101cm" svg:y2="10.867cm" draw:start-shape="id40" draw:start-glue-point="3" svg:d="M13885 18503h-643v-7636h-141" svg:viewBox="0 0 785 7637">
          <text:p/>
        </draw:connector>
        <draw:connector draw:style-name="gr14" draw:text-style-name="P10" draw:layer="layout" svg:x1="13.885cm" svg:y1="19.103cm" svg:x2="13.101cm" svg:y2="10.867cm" draw:start-shape="id41" draw:start-glue-point="3" svg:d="M13885 19103h-643v-8236h-141" svg:viewBox="0 0 785 8237">
          <text:p/>
        </draw:connector>
        <draw:connector draw:style-name="gr14" draw:text-style-name="P10" draw:layer="layout" svg:x1="13.885cm" svg:y1="19.703cm" svg:x2="13.101cm" svg:y2="10.867cm" draw:start-shape="id42" draw:start-glue-point="3" svg:d="M13885 19703h-643v-8836h-141" svg:viewBox="0 0 785 8837">
          <text:p/>
        </draw:connector>
        <draw:connector draw:style-name="gr14" draw:text-style-name="P10" draw:layer="layout" svg:x1="13.885cm" svg:y1="20.303cm" svg:x2="13.101cm" svg:y2="10.867cm" draw:start-shape="id43" draw:start-glue-point="3" svg:d="M13885 20303h-643v-9436h-141" svg:viewBox="0 0 785 9437">
          <text:p/>
        </draw:connector>
        <draw:connector draw:style-name="gr14" draw:text-style-name="P10" draw:layer="layout" svg:x1="13.885cm" svg:y1="20.903cm" svg:x2="13.101cm" svg:y2="10.867cm" draw:start-shape="id44" draw:start-glue-point="3" svg:d="M13885 20903h-643v-10036h-141" svg:viewBox="0 0 785 10037">
          <text:p/>
        </draw:connector>
        <draw:connector draw:style-name="gr14" draw:text-style-name="P10" draw:layer="layout" svg:x1="13.885cm" svg:y1="21.503cm" svg:x2="13.101cm" svg:y2="10.867cm" draw:start-shape="id45" svg:d="M13885 21503h-643v-10636h-141" svg:viewBox="0 0 785 10637">
          <text:p/>
        </draw:connector>
        <draw:connector draw:style-name="gr14" draw:text-style-name="P10" draw:layer="layout" svg:x1="13.885cm" svg:y1="22.103cm" svg:x2="13.101cm" svg:y2="10.867cm" draw:start-shape="id46" draw:start-glue-point="3" svg:d="M13885 22103h-643v-11236h-141" svg:viewBox="0 0 785 11237">
          <text:p/>
        </draw:connector>
        <draw:connector draw:style-name="gr14" draw:text-style-name="P10" draw:layer="layout" svg:x1="13.885cm" svg:y1="22.703cm" svg:x2="13.101cm" svg:y2="10.867cm" draw:start-shape="id47" draw:start-glue-point="3" svg:d="M13885 22703h-643v-11836h-141" svg:viewBox="0 0 785 11837">
          <text:p/>
        </draw:connector>
        <draw:connector draw:style-name="gr14" draw:text-style-name="P10" draw:layer="layout" svg:x1="13.885cm" svg:y1="23.303cm" svg:x2="13.101cm" svg:y2="10.867cm" draw:start-shape="id48" draw:start-glue-point="3" svg:d="M13885 23303h-643v-12436h-141" svg:viewBox="0 0 785 12437">
          <text:p/>
        </draw:connector>
        <draw:connector draw:style-name="gr14" draw:text-style-name="P10" draw:layer="layout" svg:x1="13.885cm" svg:y1="23.903cm" svg:x2="13.101cm" svg:y2="10.867cm" draw:start-shape="id49" draw:start-glue-point="3" svg:d="M13885 23903h-643v-13036h-141" svg:viewBox="0 0 785 13037">
          <text:p/>
        </draw:connector>
        <draw:connector draw:style-name="gr14" draw:text-style-name="P10" draw:layer="layout" svg:x1="13.885cm" svg:y1="24.503cm" svg:x2="13.101cm" svg:y2="10.867cm" draw:start-shape="id50" draw:start-glue-point="3" svg:d="M13885 24503h-643v-13636h-141" svg:viewBox="0 0 785 13637">
          <text:p/>
        </draw:connector>
        <draw:connector draw:style-name="gr14" draw:text-style-name="P10" draw:layer="layout" svg:x1="13.885cm" svg:y1="11.903cm" svg:x2="13.101cm" svg:y2="10.867cm" draw:start-shape="id51" draw:start-glue-point="3" svg:d="M13885 11903h-643v-1036h-141" svg:viewBox="0 0 785 1037">
          <text:p/>
        </draw:connector>
        <draw:connector draw:style-name="gr14" draw:text-style-name="P10" draw:layer="layout" svg:x1="13.885cm" svg:y1="25.103cm" svg:x2="13.101cm" svg:y2="10.867cm" draw:start-shape="id52" draw:start-glue-point="3" svg:d="M13885 25103h-643v-14236h-141" svg:viewBox="0 0 785 14237">
          <text:p/>
        </draw:connector>
        <draw:connector draw:style-name="gr14" draw:text-style-name="P10" draw:layer="layout" svg:x1="13.9cm" svg:y1="25.696cm" svg:x2="13.101cm" svg:y2="10.867cm" draw:start-shape="id53" draw:start-glue-point="3" svg:d="M13900 25696h-650v-14829h-149" svg:viewBox="0 0 800 14830">
          <text:p/>
        </draw:connector>
        <draw:connector draw:style-name="gr14" draw:text-style-name="P10" draw:layer="layout" svg:x1="13.885cm" svg:y1="26.303cm" svg:x2="13.101cm" svg:y2="10.867cm" draw:start-shape="id54" draw:start-glue-point="3" svg:d="M13885 26303h-643v-15436h-141" svg:viewBox="0 0 785 15437">
          <text:p/>
        </draw:connector>
        <draw:connector draw:style-name="gr14" draw:text-style-name="P10" draw:layer="layout" svg:x1="13.898cm" svg:y1="27.035cm" svg:x2="13.101cm" svg:y2="10.867cm" draw:start-shape="id55" draw:start-glue-point="3" svg:d="M13898 27035h-649v-16168h-148" svg:viewBox="0 0 798 16169">
          <text:p/>
        </draw:connector>
        <draw:connector draw:style-name="gr14" draw:text-style-name="P10" draw:layer="layout" svg:x1="13.885cm" svg:y1="11.303cm" svg:x2="13.101cm" svg:y2="10.867cm" draw:start-shape="id56" draw:start-glue-point="3" svg:d="M13885 11303h-643v-436h-141" svg:viewBox="0 0 785 43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2="1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5:24:02.746709191</meta:creation-date>
    <dc:date>2025-05-31T10:56:56.574027613</dc:date>
    <meta:editing-duration>PT3H18M7S</meta:editing-duration>
    <meta:editing-cycles>32</meta:editing-cycles>
    <meta:generator>LibreOffice/24.2.7.2$Linux_X86_64 LibreOffice_project/420$Build-2</meta:generator>
    <meta:document-statistic meta:object-count="121"/>
  </office:meta>
</office:document-meta>
</file>